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e7290" officeooo:paragraph-rsid="001e7290"/>
    </style:style>
    <style:style style:name="P2" style:family="paragraph" style:parent-style-name="Standard">
      <style:text-properties officeooo:rsid="001e7290" officeooo:paragraph-rsid="001e7290"/>
    </style:style>
    <style:style style:name="P3" style:family="paragraph" style:parent-style-name="Preformatted_20_Text">
      <style:text-properties fo:color="#000000" officeooo:rsid="001e7290" officeooo:paragraph-rsid="001e7290"/>
    </style:style>
    <style:style style:name="T1" style:family="text">
      <style:text-properties officeooo:rsid="001ed1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alquiera ha golpeado <text:s/>una pelota en un cancha <text:s/>de fútbol <text:s/>de su campo al campo contrario, disparado <text:s/>una piedra, cualquier objeto que se lanza por cualquier método y continua moviéndose por su propia inercia se llama proyectil; <text:s/>la trayectoria que el proyectil describe <text:s/>es una curva, en la antigüedad las trayectorias curvas de los proyectiles <text:s/>era algo complicado de analizar para los artilleros de guerra, hoy en día con muchas simplificaciones el problema de estas trayectorias se vuelve sorprendentemente <text:s/>sencillas,cuando se examinan por separado las componentes horizontales <text:s/>y verticales de la velocidad.</text:p>
      <text:p text:style-name="P1"/>
      <text:p text:style-name="P1">las trayectorias curvas que observamos en el mundo real y en <text:s/>nuestro día a día, examinadas <text:s/>a fondo se convierten en un problema <text:s/>mas complicado de analizar de forma analítica, ya que influyen factores como la fricción del aire con el objeto, la forma del objeto arrojado, entre otros hoy en día este problema es abordado por la nasa y otras entidades que realizan lanzamientos de satélite, ya que es un aspecto muy importante <text:s/>y <text:s/>abordándolo computacional mente se establecerá <text:s/>la </text:p>
      <text:p text:style-name="P1">trayectoria y <text:s/>las condiciones <text:s/>sean óptimas para realizar el lanzamiento de estos proyectiles.</text:p>
      <text:p text:style-name="P1"/>
      <text:p text:style-name="P1"/>
      <text:p text:style-name="P3">Con el fin de estudiar el <text:span text:style-name="T1">movimiento</text:span> de un proyectil en un medio con <text:span text:style-name="T1">fricción</text:span>, se simulo el modelo () , utilizando el lenguaje de <text:span text:style-name="T1">programación</text:span> de <text:span text:style-name="T1">python. En</text:span> primera instancia se establece la <text:span text:style-name="T1">localización</text:span> del observador, colocando la <text:span text:style-name="T1">referencia</text:span> espacial en el punto del lanzamiento y el tiempo cero justo al inicio de éste. se considera que las dimensiones del proyectil son mucho mas pequeñas que las del objetivo de impacto, por la tanto se estudiara el problema tomando el proyectil como una <text:span text:style-name="T1">partícula</text:span> <text:s text:c="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CO"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10:34:07.040230006</meta:creation-date>
    <dc:date>2019-02-09T12:44:14.274389225</dc:date>
    <meta:editing-duration>PT31M42S</meta:editing-duration>
    <meta:editing-cycles>2</meta:editing-cycles>
    <meta:generator>LibreOffice/5.1.6.2$Linux_X86_64 LibreOffice_project/10m0$Build-2</meta:generator>
    <meta:document-statistic meta:table-count="0" meta:image-count="0" meta:object-count="0" meta:page-count="1" meta:paragraph-count="4" meta:word-count="271" meta:character-count="1698" meta:non-whitespace-character-count="1410"/>
  </office:meta>
</office:document-meta>
</file>